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0ecc48" style:font-size-asian="11pt" style:font-size-complex="11pt"/>
    </style:style>
    <style:style style:name="P22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officeooo:rsid="000a14f6"/>
    </style:style>
    <style:style style:name="T14" style:family="text">
      <style:text-properties officeooo:rsid="005714b7"/>
    </style:style>
    <style:style style:name="T15" style:family="text">
      <style:text-properties officeooo:rsid="00880dbe"/>
    </style:style>
    <style:style style:name="T16" style:family="text">
      <style:text-properties officeooo:rsid="007c6d62"/>
    </style:style>
    <style:style style:name="T17" style:family="text">
      <style:text-properties officeooo:rsid="01c4f176"/>
    </style:style>
    <style:style style:name="T18" style:family="text">
      <style:text-properties officeooo:rsid="03b4652d"/>
    </style:style>
    <style:style style:name="T19" style:family="text">
      <style:text-properties officeooo:rsid="0473a949"/>
    </style:style>
    <style:style style:name="T20" style:family="text">
      <style:text-properties officeooo:rsid="0387836c"/>
    </style:style>
    <style:style style:name="T21" style:family="text">
      <style:text-properties officeooo:rsid="01dff054"/>
    </style:style>
    <style:style style:name="T22" style:family="text">
      <style:text-properties officeooo:rsid="023c6ef8"/>
    </style:style>
    <style:style style:name="T23" style:family="text">
      <style:text-properties officeooo:rsid="023d2c84"/>
    </style:style>
    <style:style style:name="T24" style:family="text">
      <style:text-properties officeooo:rsid="0273d3e5"/>
    </style:style>
    <style:style style:name="T25" style:family="text">
      <style:text-properties officeooo:rsid="02ad4da6"/>
    </style:style>
    <style:style style:name="T26" style:family="text">
      <style:text-properties officeooo:rsid="0303035b"/>
    </style:style>
    <style:style style:name="T27" style:family="text">
      <style:text-properties officeooo:rsid="03041613"/>
    </style:style>
    <style:style style:name="T28" style:family="text">
      <style:text-properties officeooo:rsid="030a7b80"/>
    </style:style>
    <style:style style:name="T29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17">Esser-</text:span>Skala, 201<text:span text:style-name="T17">9</text:span></text:p>
      <text:p text:style-name="P13"/>
      <text:p text:style-name="P13"/>
      <text:p text:style-name="P11">© 201<text:span text:style-name="T17">9</text:span> by Wolfgang <text:span text:style-name="T17">Esser-</text:span>Skala. This edition is licensed under the Creative Commons Attribution<text:span text:style-name="T15">-NonCommercial-ShareAlike</text:span> 4.0 International License. To view a copy of this license, visit http://creativecommons.org/licenses/by<text:span text:style-name="T16">-nc-sa</text:span>/4.0/. </text:p>
      <text:p text:style-name="P10"/>
      <text:p text:style-name="P12">Music engraving by LilyPond 2.18.0 (http://www.lilypond.org).<text:span text:style-name="T14"><text:line-break/>Front matter</text:span> typeset with EB Garamond (http://www.georgduffner.at/ebgaramond).</text:p>
      <text:p text:style-name="P13"/>
      <text:p text:style-name="P9">First <text:span text:style-name="T17">version</text:span>, <text:span text:style-name="T23">December</text:span> 201<text:span text:style-name="T17">9</text:span></text:p>
      <text:p text:style-name="P15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6">This edition <text:span text:style-name="T4">of the </text:span><text:span text:style-name="T2">Completorium</text:span><text:span text:style-name="T4"> </text:span>bases <text:span text:style-name="T28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<text:span text:style-name="T28">http://digital.slub-dresden.de/id416295207 </text:span>(siglum<text:span text:style-name="T19"> </text:span>Mus.2973-<text:span text:style-name="T28">E</text:span>-<text:span text:style-name="T29">2</text:span>)<text:span text:style-name="T24">.</text:span></text:p>
      <text:p text:style-name="P3"/>
      <text:p text:style-name="P2">In general, this edition closely follows the <text:span text:style-name="T20">manuscript</text:span>. Any changes <text:span text:style-name="T13">that were introduced </text:span>by the editor are indicated by italic type (dynamics and <text:span text:style-name="T5">directions</text:span>), parentheses<text:span text:style-name="T5"> (expressive marks), </text:span>dashes (slurs and ties)<text:span text:style-name="T25"> or crossed circles (grace notes). Accidentals are used according to modern conventions. Asterisks denote changes that are clarified in the detailed remarks below.</text:span></text:p>
      <text:p text:style-name="P2"/>
      <text:p text:style-name="P21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7">Abbreviations: <text:span text:style-name="T26">A, alto; B, basso; </text:span>Ms, manuscript;<text:span text:style-name="T22"> </text:span>org, organ; <text:span text:style-name="T21">r, rest; S, soprano; T, tenore</text:span>.</text:p></text:note-body></text:note></text:span><text:span text:style-name="T12"><text:tab/>bar in Ms: c breve<text:line-break/><text:tab/></text:span><text:span text:style-name="T11">25<text:tab/>org</text:span><text:span text:style-name="T8"><text:tab/></text:span><text:span text:style-name="T11">last half note in Ms: eis2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28"><text:line-break/>galuppi-completorium-BurG-A-34</text:span>). Your help will be greatly appreciated.</text:p>
      <text:p text:style-name="P8"/>
      <text:p text:style-name="P8"/>
      <text:p text:style-name="P8"><text:span text:style-name="T6">Salzburg, </text:span><text:span text:style-name="T10">January</text:span><text:span text:style-name="T6"> 20</text:span><text:span text:style-name="T10">20</text:span><text:line-break/>Wolfgang <text:span text:style-name="T18">Esser-</text:span>Skala</text:p>
      <text:p text:style-name="P18"/>
      <text:p text:style-name="P16"><text:line-break/>C O N T E N T S<text:span text:style-name="T27"><text:line-break/><text:line-break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7:44:31.732921622</dc:date>
    <dc:creator>Wolfgang Skala</dc:creator>
    <meta:editing-duration>P8DT5M52S</meta:editing-duration>
    <meta:editing-cycles>727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62" meta:character-count="1812" meta:non-whitespace-character-count="1541"/>
  </office:meta>
</office:document-meta>
</file>